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0.20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4.562cm" fo:min-width="13.5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0.52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7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9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8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4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7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6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4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9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9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7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7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64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7.2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361cm" fo:min-width="14.00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6.98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1.06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.79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4.80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54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4.01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0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1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2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3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5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9.06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50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79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6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2.301cm" fo:min-width="19.26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9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06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3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36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1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831cm" fo:min-width="17.27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587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4.031cm" fo:min-width="18.34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9.26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5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61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04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20.24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18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64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66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2.53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4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80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0.014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9.00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07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6.581cm" fo:min-width="7.88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9.345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5.5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8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578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8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43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fill-color="#ffffff" fo:min-height="0.556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4.921cm" fo:min-width="15.627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19.23cm" fo:min-width="12.77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5.946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3.3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3.41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6.491cm" fo:min-width="21.17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4.915cm" fo:min-width="7.53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e0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style:paragraph-properties fo:margin-top="0.42cm" fo:margin-bottom="0.35cm" fo:text-align="center" style:writing-mode="lr-tb"/>
    </style:style>
    <style:style style:name="P5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11" style:family="paragraph">
      <style:paragraph-properties fo:margin-top="0.42cm" fo:margin-bottom="0.35cm" fo:text-align="start" style:writing-mode="lr-tb"/>
    </style:style>
    <style:style style:name="P1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3" style:family="paragraph">
      <style:paragraph-properties fo:margin-top="0.102cm" fo:margin-bottom="0.102cm" fo:text-align="start" style:writing-mode="lr-tb"/>
    </style:style>
    <style:style style:name="P1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9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20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0000" loext:opacity="100%" style:font-name="Arial" fo:font-size="28pt" fo:font-weight="bold" style:font-name-asian="Arial" style:font-size-asian="28pt" style:font-weight-asian="bold" style:font-name-complex="Arial" style:font-size-complex="28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000000" loext:opacity="100%" style:font-name="Arial" fo:font-size="18.2000007629395pt" fo:font-weight="bold" style:font-name-asian="Arial" style:font-size-asian="18.2000007629395pt" style:font-weight-asian="bold" style:font-name-complex="Arial" style:font-size-complex="18.2000007629395pt" style:font-weight-complex="bold"/>
    </style:style>
    <style:style style:name="T5" style:family="text">
      <style:text-properties fo:color="#e327ff" loext:opacity="100%" style:font-name="Times New Roman" fo:font-size="10pt" style:font-name-asian="Times New Roman" style:font-size-asian="10pt" style:font-name-complex="Times New Roman" style:font-size-complex="10pt"/>
    </style:style>
    <style:style style:name="T6" style:family="text">
      <style:text-properties fo:color="#e327ff" loext:opacity="100%" style:font-name="Times New Roman" fo:font-size="12pt" style:font-name-asian="Times New Roman" style:font-size-asian="12pt" style:font-name-complex="Times New Roman" style:font-size-complex="12pt"/>
    </style:style>
    <style:style style:name="T7" style:family="text">
      <style:text-properties fo:color="#000000" loext:opacity="100%" style:font-name="Arial" fo:font-size="16.1000003814697pt" fo:font-weight="bold" style:font-name-asian="Arial" style:font-size-asian="16.1000003814697pt" style:font-weight-asian="bold" style:font-name-complex="Arial" style:font-size-complex="16.1000003814697pt" style:font-weight-complex="bold"/>
    </style:style>
    <style:style style:name="T8" style:family="text">
      <style:text-properties fo:color="#e327ff" loext:opacity="100%" style:font-name="Times New Roman" fo:font-size="14pt" style:font-name-asian="Times New Roman" style:font-size-asian="14pt" style:font-name-complex="Times New Roman" style:font-size-complex="14pt"/>
    </style:style>
    <style:style style:name="T9" style:family="text">
      <style:text-properties fo:color="#e327ff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1" style:family="text">
      <style:text-properties fo:color="#e327ff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13" style:family="text">
      <style:text-properties fo:color="#e327ff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4" style:family="text">
      <style:text-properties fo:color="#000000" loext:opacity="100%" style:font-name="Times New Roman" fo:font-size="18.2000007629395pt" fo:font-weight="bold" style:font-name-asian="Times New Roman" style:font-size-asian="18.2000007629395pt" style:font-weight-asian="bold" style:font-name-complex="Times New Roman" style:font-size-complex="18.2000007629395pt" style:font-weight-complex="bold"/>
    </style:style>
    <style:style style:name="T15" style:family="text">
      <style:text-properties fo:color="#ff00ff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color="#ff00ff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7" style:family="text">
      <style:text-properties fo:color="#1c1c1c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8" style:family="text">
      <style:text-properties fo:color="#1c1c1c" loext:opacity="100%" fo:font-size="14pt" style:font-name-asian="Times New Roman" style:font-size-asian="14pt" style:font-name-complex="Times New Roman" style:font-size-complex="14pt"/>
    </style:style>
    <style:style style:name="T19" style:family="text">
      <style:text-properties fo:color="#e327ff" loext:opacity="100%" fo:font-size="14pt" style:font-name-asian="Times New Roman" style:font-size-asian="14pt" style:font-name-complex="Times New Roman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1cm" svg:height="27.941cm" svg:x="0cm" svg:y="-0.002cm" svg:viewBox="0 0 21592 27942" draw:points="0,0 21592,0 21592,27942 0,27942">
          <text:p/>
        </draw:polygon>
        <draw:frame draw:style-name="gr2" draw:text-style-name="P3" draw:layer="layout" svg:width="10.209cm" svg:height="1.102cm" svg:x="5.694cm" svg:y="2.457cm">
          <draw:text-box>
            <text:p text:style-name="P2"><text:span text:style-name="T1">Information for a user</text:span></text:p>
          </draw:text-box>
        </draw:frame>
        <draw:frame draw:style-name="gr3" draw:text-style-name="P5" draw:layer="layout" svg:width="13.536cm" svg:height="4.562cm" svg:x="4.763cm" svg:y="4.01cm">
          <draw:text-box>
            <text:p text:style-name="P4"><text:span text:style-name="T1">TutorFinder Web Application</text:span><text:span text:style-name="T1"><text:line-break/></text:span><text:span text:style-name="T1">for Finding online tutors</text:span></text:p>
          </draw:text-box>
        </draw:frame>
        <draw:frame draw:style-name="gr4" draw:text-style-name="P7" draw:layer="layout" svg:width="10.526cm" svg:height="1.102cm" svg:x="6.604cm" svg:y="10.645cm">
          <draw:text-box>
            <text:p text:style-name="P6"><text:span text:style-name="T1">Muhammad Irfan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polygon draw:style-name="gr1" draw:text-style-name="P1" draw:layer="layout" svg:width="17.589cm" svg:height="0.653cm" svg:x="1.998cm" svg:y="2.421cm" svg:viewBox="0 0 17590 654" draw:points="0,0 17590,0 17590,654 0,654">
          <text:p/>
        </draw:polygon>
        <draw:polygon draw:style-name="gr1" draw:text-style-name="P1" draw:layer="layout" svg:width="17.589cm" svg:height="10.223cm" svg:x="1.998cm" svg:y="3.286cm" svg:viewBox="0 0 17590 10224" draw:points="0,0 17590,0 17590,10224 0,10224">
          <text:p/>
        </draw:polygon>
        <draw:frame draw:style-name="gr6" draw:text-style-name="P9" draw:layer="layout" svg:width="4.756cm" svg:height="0.628cm" svg:x="2.004cm" svg:y="2.445cm">
          <draw:text-box>
            <text:p text:style-name="P2"><text:span text:style-name="T3">Table of Contents</text:span></text:p>
          </draw:text-box>
        </draw:frame>
        <draw:frame draw:style-name="gr7" draw:text-style-name="P8" draw:layer="layout" svg:width="17.532cm" svg:height="0.471cm" svg:x="2.004cm" svg:y="3.306cm">
          <draw:text-box>
            <text:p text:style-name="P2"><text:span text:style-name="T2">1 Hardware requirements...........................................................................................................................3</text:span></text:p>
          </draw:text-box>
        </draw:frame>
        <draw:frame draw:style-name="gr8" draw:text-style-name="P8" draw:layer="layout" svg:width="17.498cm" svg:height="0.471cm" svg:x="2.004cm" svg:y="3.793cm">
          <draw:text-box>
            <text:p text:style-name="P2"><text:span text:style-name="T2">2 Software requirements............................................................................................................................3</text:span></text:p>
          </draw:text-box>
        </draw:frame>
        <draw:frame draw:style-name="gr9" draw:text-style-name="P8" draw:layer="layout" svg:width="17.05cm" svg:height="0.471cm" svg:x="2.505cm" svg:y="4.279cm">
          <draw:text-box>
            <text:p text:style-name="P2"><text:span text:style-name="T2">2.1 Operating system.............................................................................................................................3</text:span></text:p>
          </draw:text-box>
        </draw:frame>
        <draw:frame draw:style-name="gr10" draw:text-style-name="P8" draw:layer="layout" svg:width="17.024cm" svg:height="0.471cm" svg:x="2.505cm" svg:y="4.766cm">
          <draw:text-box>
            <text:p text:style-name="P2"><text:span text:style-name="T2">2.2 Other software.................................................................................................................................3</text:span></text:p>
          </draw:text-box>
        </draw:frame>
        <draw:frame draw:style-name="gr11" draw:text-style-name="P8" draw:layer="layout" svg:width="17.084cm" svg:height="0.471cm" svg:x="2.505cm" svg:y="5.253cm">
          <draw:text-box>
            <text:p text:style-name="P2"><text:span text:style-name="T2">2.3 Software 1........................................................................................................................................4</text:span></text:p>
          </draw:text-box>
        </draw:frame>
        <draw:frame draw:style-name="gr12" draw:text-style-name="P8" draw:layer="layout" svg:width="16.542cm" svg:height="0.471cm" svg:x="3.002cm" svg:y="5.74cm">
          <draw:text-box>
            <text:p text:style-name="P2"><text:span text:style-name="T2">2.3.1 Software characteristics...........................................................................................................4</text:span></text:p>
          </draw:text-box>
        </draw:frame>
        <draw:frame draw:style-name="gr13" draw:text-style-name="P8" draw:layer="layout" svg:width="16.571cm" svg:height="0.471cm" svg:x="3.002cm" svg:y="6.227cm">
          <draw:text-box>
            <text:p text:style-name="P2"><text:span text:style-name="T2">2.3.2 Justification..............................................................................................................................4</text:span></text:p>
          </draw:text-box>
        </draw:frame>
        <draw:frame draw:style-name="gr14" draw:text-style-name="P8" draw:layer="layout" svg:width="16.533cm" svg:height="0.471cm" svg:x="3.002cm" svg:y="6.714cm">
          <draw:text-box>
            <text:p text:style-name="P2"><text:span text:style-name="T2">2.3.3 Software installation................................................................................................................4</text:span></text:p>
          </draw:text-box>
        </draw:frame>
        <draw:frame draw:style-name="gr15" draw:text-style-name="P8" draw:layer="layout" svg:width="16.508cm" svg:height="0.471cm" svg:x="3.002cm" svg:y="7.2cm">
          <draw:text-box>
            <text:p text:style-name="P2"><text:span text:style-name="T2">2.3.4 Software configuration............................................................................................................4</text:span></text:p>
          </draw:text-box>
        </draw:frame>
        <draw:frame draw:style-name="gr11" draw:text-style-name="P8" draw:layer="layout" svg:width="17.084cm" svg:height="0.471cm" svg:x="2.505cm" svg:y="7.687cm">
          <draw:text-box>
            <text:p text:style-name="P2"><text:span text:style-name="T2">2.4 Software 2........................................................................................................................................4</text:span></text:p>
          </draw:text-box>
        </draw:frame>
        <draw:frame draw:style-name="gr16" draw:text-style-name="P8" draw:layer="layout" svg:width="17.566cm" svg:height="0.471cm" svg:x="2.004cm" svg:y="8.174cm">
          <draw:text-box>
            <text:p text:style-name="P2"><text:span text:style-name="T2">3 Application – running on a local computer.............................................................................................5</text:span></text:p>
          </draw:text-box>
        </draw:frame>
        <draw:frame draw:style-name="gr17" draw:text-style-name="P8" draw:layer="layout" svg:width="17.003cm" svg:height="0.471cm" svg:x="2.505cm" svg:y="8.661cm">
          <draw:text-box>
            <text:p text:style-name="P2"><text:span text:style-name="T2">3.1 Database..........................................................................................................................................5</text:span></text:p>
          </draw:text-box>
        </draw:frame>
        <draw:frame draw:style-name="gr18" draw:text-style-name="P8" draw:layer="layout" svg:width="17.037cm" svg:height="0.471cm" svg:x="2.505cm" svg:y="9.148cm">
          <draw:text-box>
            <text:p text:style-name="P2"><text:span text:style-name="T2">3.2 Connection with the database server...............................................................................................5</text:span></text:p>
          </draw:text-box>
        </draw:frame>
        <draw:frame draw:style-name="gr9" draw:text-style-name="P8" draw:layer="layout" svg:width="17.05cm" svg:height="0.471cm" svg:x="2.505cm" svg:y="9.635cm">
          <draw:text-box>
            <text:p text:style-name="P2"><text:span text:style-name="T2">3.3 Starting application on a local computer.........................................................................................6</text:span></text:p>
          </draw:text-box>
        </draw:frame>
        <draw:frame draw:style-name="gr19" draw:text-style-name="P8" draw:layer="layout" svg:width="17.545cm" svg:height="0.471cm" svg:x="2.004cm" svg:y="10.121cm">
          <draw:text-box>
            <text:p text:style-name="P2"><text:span text:style-name="T2">4 Application – running on Internet...........................................................................................................7</text:span></text:p>
          </draw:text-box>
        </draw:frame>
        <draw:frame draw:style-name="gr20" draw:text-style-name="P8" draw:layer="layout" svg:width="16.99cm" svg:height="0.471cm" svg:x="2.505cm" svg:y="10.608cm">
          <draw:text-box>
            <text:p text:style-name="P2"><text:span text:style-name="T2">4.1 Installing on Internet.......................................................................................................................7</text:span></text:p>
          </draw:text-box>
        </draw:frame>
        <draw:frame draw:style-name="gr21" draw:text-style-name="P8" draw:layer="layout" svg:width="16.597cm" svg:height="0.471cm" svg:x="3.002cm" svg:y="11.095cm">
          <draw:text-box>
            <text:p text:style-name="P2"><text:span text:style-name="T2">4.1.1 Application installation:...........................................................................................................7</text:span></text:p>
          </draw:text-box>
        </draw:frame>
        <draw:frame draw:style-name="gr22" draw:text-style-name="P8" draw:layer="layout" svg:width="16.495cm" svg:height="0.471cm" svg:x="3.002cm" svg:y="11.582cm">
          <draw:text-box>
            <text:p text:style-name="P2"><text:span text:style-name="T2">4.1.2 Running the application on Internet........................................................................................7</text:span></text:p>
          </draw:text-box>
        </draw:frame>
        <draw:frame draw:style-name="gr7" draw:text-style-name="P8" draw:layer="layout" svg:width="17.532cm" svg:height="0.471cm" svg:x="2.004cm" svg:y="12.069cm">
          <draw:text-box>
            <text:p text:style-name="P2"><text:span text:style-name="T2">5 Application manual.................................................................................................................................8</text:span></text:p>
          </draw:text-box>
        </draw:frame>
        <draw:frame draw:style-name="gr23" draw:text-style-name="P8" draw:layer="layout" svg:width="17.079cm" svg:height="0.471cm" svg:x="2.505cm" svg:y="12.556cm">
          <draw:text-box>
            <text:p text:style-name="P2"><text:span text:style-name="T2">5.1 Permissions......................................................................................................................................8</text:span></text:p>
          </draw:text-box>
        </draw:frame>
        <draw:frame draw:style-name="gr24" draw:text-style-name="P8" draw:layer="layout" svg:width="17.075cm" svg:height="0.471cm" svg:x="2.505cm" svg:y="13.042cm">
          <draw:text-box>
            <text:p text:style-name="P2"><text:span text:style-name="T2">5.2 User manual.....................................................................................................................................8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25" draw:text-style-name="P10" draw:layer="layout" svg:width="0.641cm" svg:height="0.721cm" svg:x="2.004cm" svg:y="2.933cm">
          <draw:text-box>
            <text:p text:style-name="P2"><text:span text:style-name="T4">1</text:span></text:p>
          </draw:text-box>
        </draw:frame>
        <draw:frame draw:style-name="gr26" draw:text-style-name="P10" draw:layer="layout" svg:width="7.203cm" svg:height="0.721cm" svg:x="3.256cm" svg:y="2.933cm">
          <draw:text-box>
            <text:p text:style-name="P2"><text:span text:style-name="T4">Hardware requirements</text:span></text:p>
          </draw:text-box>
        </draw:frame>
        <draw:frame draw:style-name="gr27" draw:text-style-name="P12" draw:layer="layout" svg:width="14.005cm" svg:height="1.361cm" svg:x="3.175cm" svg:y="3.974cm">
          <draw:text-box>
            <text:p text:style-name="P11"><text:span text:style-name="T5">Minimum hardware:CPU: Intel Core <text:s/>, 2GB RAM, with windows. </text:span></text:p>
            <text:p text:style-name="P11"><text:span text:style-name="T6"/></text:p>
          </draw:text-box>
        </draw:frame>
        <draw:frame draw:style-name="gr25" draw:text-style-name="P10" draw:layer="layout" svg:width="0.641cm" svg:height="0.721cm" svg:x="2.004cm" svg:y="5.113cm">
          <draw:text-box>
            <text:p text:style-name="P2"><text:span text:style-name="T4">2</text:span></text:p>
          </draw:text-box>
        </draw:frame>
        <draw:frame draw:style-name="gr28" draw:text-style-name="P10" draw:layer="layout" svg:width="6.987cm" svg:height="0.721cm" svg:x="3.256cm" svg:y="5.113cm">
          <draw:text-box>
            <text:p text:style-name="P2"><text:span text:style-name="T4">Software requirements</text:span></text:p>
          </draw:text-box>
        </draw:frame>
        <draw:frame draw:style-name="gr29" draw:text-style-name="P8" draw:layer="layout" svg:width="11.064cm" svg:height="1.043cm" svg:x="3.274cm" svg:y="6.061cm">
          <draw:text-box>
            <text:p text:style-name="P13"><text:span text:style-name="T6"><text:s/></text:span><text:span text:style-name="T6">web browser, Node.js, npm, <text:s/>MongoDB, Code editor</text:span></text:p>
            <text:p text:style-name="P13"><text:span text:style-name="T6">and an operating system (Windows, macOS, Linux). </text:span></text:p>
          </draw:text-box>
        </draw:frame>
        <draw:frame draw:style-name="gr30" draw:text-style-name="P14" draw:layer="layout" svg:width="0.794cm" svg:height="0.632cm" svg:x="2.004cm" svg:y="7.222cm">
          <draw:text-box>
            <text:p text:style-name="P2"><text:span text:style-name="T7">2.1</text:span></text:p>
          </draw:text-box>
        </draw:frame>
        <draw:frame draw:style-name="gr31" draw:text-style-name="P14" draw:layer="layout" svg:width="4.807cm" svg:height="0.632cm" svg:x="3.256cm" svg:y="7.222cm">
          <draw:text-box>
            <text:p text:style-name="P2"><text:span text:style-name="T7">Operating system</text:span></text:p>
          </draw:text-box>
        </draw:frame>
        <draw:frame draw:style-name="gr32" draw:text-style-name="P15" draw:layer="layout" svg:width="8.545cm" svg:height="0.547cm" svg:x="3.202cm" svg:y="8.025cm">
          <draw:text-box>
            <text:p text:style-name="P13"><text:span text:style-name="T8">Any </text:span><text:span text:style-name="T6">operating system (Windows, macOS, Linux)</text:span></text:p>
          </draw:text-box>
        </draw:frame>
        <draw:frame draw:style-name="gr30" draw:text-style-name="P14" draw:layer="layout" svg:width="0.794cm" svg:height="0.632cm" svg:x="2.004cm" svg:y="9.339cm">
          <draw:text-box>
            <text:p text:style-name="P2"><text:span text:style-name="T7">2.2</text:span></text:p>
          </draw:text-box>
        </draw:frame>
        <draw:frame draw:style-name="gr33" draw:text-style-name="P14" draw:layer="layout" svg:width="4.015cm" svg:height="0.632cm" svg:x="3.256cm" svg:y="9.339cm">
          <draw:text-box>
            <text:p text:style-name="P2"><text:span text:style-name="T7">Other software</text:span></text:p>
          </draw:text-box>
        </draw:frame>
        <draw:line draw:style-name="gr34" draw:text-style-name="P16" draw:layer="layout" svg:x1="2.873cm" svg:y1="13.17cm" svg:x2="18.72cm" svg:y2="13.17cm">
          <text:p/>
        </draw:line>
        <draw:line draw:style-name="gr34" draw:text-style-name="P16" draw:layer="layout" svg:x1="2.873cm" svg:y1="13.869cm" svg:x2="18.72cm" svg:y2="13.869cm">
          <text:p/>
        </draw:line>
        <draw:line draw:style-name="gr34" draw:text-style-name="P16" draw:layer="layout" svg:x1="2.873cm" svg:y1="15.541cm" svg:x2="18.72cm" svg:y2="15.541cm">
          <text:p/>
        </draw:line>
        <draw:line draw:style-name="gr34" draw:text-style-name="P16" draw:layer="layout" svg:x1="2.873cm" svg:y1="16.24cm" svg:x2="18.72cm" svg:y2="16.24cm">
          <text:p/>
        </draw:line>
        <draw:line draw:style-name="gr34" draw:text-style-name="P16" draw:layer="layout" svg:x1="2.873cm" svg:y1="16.938cm" svg:x2="18.72cm" svg:y2="16.938cm">
          <text:p/>
        </draw:line>
        <draw:line draw:style-name="gr34" draw:text-style-name="P16" draw:layer="layout" svg:x1="2.873cm" svg:y1="17.637cm" svg:x2="18.72cm" svg:y2="17.637cm">
          <text:p/>
        </draw:line>
        <draw:line draw:style-name="gr34" draw:text-style-name="P16" draw:layer="layout" svg:x1="2.882cm" svg:y1="13.162cm" svg:x2="2.882cm" svg:y2="17.645cm">
          <text:p/>
        </draw:line>
        <draw:line draw:style-name="gr34" draw:text-style-name="P16" draw:layer="layout" svg:x1="4.155cm" svg:y1="13.162cm" svg:x2="4.155cm" svg:y2="17.645cm">
          <text:p/>
        </draw:line>
        <draw:line draw:style-name="gr34" draw:text-style-name="P16" draw:layer="layout" svg:x1="8.279cm" svg:y1="13.162cm" svg:x2="8.279cm" svg:y2="17.645cm">
          <text:p/>
        </draw:line>
        <draw:line draw:style-name="gr34" draw:text-style-name="P16" draw:layer="layout" svg:x1="10.974cm" svg:y1="13.162cm" svg:x2="10.974cm" svg:y2="17.645cm">
          <text:p/>
        </draw:line>
        <draw:line draw:style-name="gr34" draw:text-style-name="P16" draw:layer="layout" svg:x1="18.711cm" svg:y1="13.162cm" svg:x2="18.711cm" svg:y2="17.645cm">
          <text:p/>
        </draw:line>
        <draw:frame draw:style-name="gr35" draw:text-style-name="P8" draw:layer="layout" svg:width="9.408cm" svg:height="0.471cm" svg:x="3.492cm" svg:y="10.324cm">
          <draw:text-box>
            <text:p text:style-name="P11"><text:span text:style-name="T9">prior software: install Node.js, npm, and MongoDB.</text:span></text:p>
          </draw:text-box>
        </draw:frame>
        <draw:frame draw:style-name="gr36" draw:text-style-name="P8" draw:layer="layout" svg:width="0.624cm" svg:height="0.471cm" svg:x="3.21cm" svg:y="13.296cm">
          <draw:text-box>
            <text:p text:style-name="P2"><text:span text:style-name="T10">No.</text:span></text:p>
          </draw:text-box>
        </draw:frame>
        <draw:frame draw:style-name="gr37" draw:text-style-name="P8" draw:layer="layout" svg:width="2.716cm" svg:height="0.471cm" svg:x="4.868cm" svg:y="13.296cm">
          <draw:text-box>
            <text:p text:style-name="P2"><text:span text:style-name="T10">Software name</text:span></text:p>
          </draw:text-box>
        </draw:frame>
        <draw:frame draw:style-name="gr38" draw:text-style-name="P8" draw:layer="layout" svg:width="1.412cm" svg:height="0.471cm" svg:x="8.946cm" svg:y="13.296cm">
          <draw:text-box>
            <text:p text:style-name="P2"><text:span text:style-name="T10">Version</text:span></text:p>
          </draw:text-box>
        </draw:frame>
        <draw:frame draw:style-name="gr39" draw:text-style-name="P8" draw:layer="layout" svg:width="2.766cm" svg:height="0.471cm" svg:x="13.473cm" svg:y="13.296cm">
          <draw:text-box>
            <text:p text:style-name="P2"><text:span text:style-name="T10">WWW address</text:span></text:p>
          </draw:text-box>
        </draw:frame>
        <draw:frame draw:style-name="gr5" draw:text-style-name="P8" draw:layer="layout" svg:width="0.422cm" svg:height="0.471cm" svg:x="3.418cm" svg:y="14.482cm">
          <draw:text-box>
            <text:p text:style-name="P2"><text:span text:style-name="T2">1</text:span></text:p>
          </draw:text-box>
        </draw:frame>
        <draw:frame draw:style-name="gr40" draw:text-style-name="P8" draw:layer="layout" svg:width="1.352cm" svg:height="0.471cm" svg:x="4.258cm" svg:y="13.995cm">
          <draw:text-box>
            <text:p text:style-name="P11"><text:span text:style-name="T9">Node.js</text:span></text:p>
          </draw:text-box>
        </draw:frame>
        <draw:frame draw:style-name="gr41" draw:text-style-name="P8" draw:layer="layout" svg:width="7.021cm" svg:height="0.471cm" svg:x="11.077cm" svg:y="13.995cm">
          <draw:text-box>
            <text:p text:style-name="P2"><text:span text:style-name="T11">https://nodejs.org/en</text:span></text:p>
          </draw:text-box>
        </draw:frame>
        <draw:frame draw:style-name="gr5" draw:text-style-name="P8" draw:layer="layout" svg:width="0.422cm" svg:height="0.471cm" svg:x="3.418cm" svg:y="15.667cm">
          <draw:text-box>
            <text:p text:style-name="P2"><text:span text:style-name="T2">2</text:span></text:p>
          </draw:text-box>
        </draw:frame>
        <draw:frame draw:style-name="gr5" draw:text-style-name="P8" draw:layer="layout" svg:width="0.422cm" svg:height="0.471cm" svg:x="3.418cm" svg:y="16.366cm">
          <draw:text-box>
            <text:p text:style-name="P2"><text:span text:style-name="T2">3</text:span></text:p>
          </draw:text-box>
        </draw:frame>
        <draw:frame draw:style-name="gr5" draw:text-style-name="P8" draw:layer="layout" svg:width="0.422cm" svg:height="0.471cm" svg:x="3.418cm" svg:y="17.064cm">
          <draw:text-box>
            <text:p text:style-name="P2"><text:span text:style-name="T2">4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3</text:span></text:p>
          </draw:text-box>
        </draw:frame>
        <draw:frame draw:style-name="gr42" draw:text-style-name="P8" draw:layer="layout" svg:width="0.933cm" svg:height="0.471cm" svg:x="4.363cm" svg:y="15.557cm">
          <draw:text-box>
            <text:p text:style-name="P11"><text:span text:style-name="T9">npm </text:span></text:p>
          </draw:text-box>
        </draw:frame>
        <draw:frame draw:style-name="gr43" draw:text-style-name="P8" draw:layer="layout" svg:width="7.952cm" svg:height="0.471cm" svg:x="11.112cm" svg:y="15.557cm">
          <draw:text-box>
            <text:p text:style-name="P2"><text:span text:style-name="T11">https://www.npmjs.com</text:span></text:p>
          </draw:text-box>
        </draw:frame>
        <draw:frame draw:style-name="gr44" draw:text-style-name="P17" draw:layer="layout" svg:width="9.061cm" svg:height="1.411cm" svg:x="11.112cm" svg:y="16.356cm">
          <draw:text-box>
            <text:p text:style-name="P2"><text:span text:style-name="T11">https://www.mongodb.com</text:span></text:p>
          </draw:text-box>
        </draw:frame>
        <draw:frame draw:style-name="gr45" draw:text-style-name="P8" draw:layer="layout" svg:width="1.86cm" svg:height="0.471cm" svg:x="4.363cm" svg:y="16.356cm">
          <draw:text-box>
            <text:p text:style-name="P11"><text:span text:style-name="T9">MongoDB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1cm" svg:height="27.941cm" svg:x="-0.002cm" svg:y="-0.002cm" svg:viewBox="0 0 21592 27942" draw:points="0,0 21592,0 21592,27942 0,27942">
          <text:p/>
        </draw:polygon>
        <draw:frame draw:style-name="gr30" draw:text-style-name="P14" draw:layer="layout" svg:width="0.794cm" svg:height="0.632cm" svg:x="2.004cm" svg:y="2.929cm">
          <draw:text-box>
            <text:p text:style-name="P2"><text:span text:style-name="T7">2.3</text:span></text:p>
          </draw:text-box>
        </draw:frame>
        <draw:frame draw:style-name="gr46" draw:text-style-name="P10" draw:layer="layout" svg:width="2.508cm" svg:height="0.721cm" svg:x="3.175cm" svg:y="2.857cm">
          <draw:text-box>
            <text:p text:style-name="P11"><text:span text:style-name="T4">Node.js </text:span></text:p>
          </draw:text-box>
        </draw:frame>
        <draw:frame draw:style-name="gr47" draw:text-style-name="P18" draw:layer="layout" svg:width="6.979cm" svg:height="0.556cm" svg:x="2.004cm" svg:y="4.859cm">
          <draw:text-box>
            <text:p text:style-name="P2"><text:span text:style-name="T12">2.3.1 Software characteristics</text:span></text:p>
          </draw:text-box>
        </draw:frame>
        <draw:frame draw:style-name="gr48" draw:text-style-name="P18" draw:layer="layout" svg:width="4.163cm" svg:height="0.556cm" svg:x="2.004cm" svg:y="6.697cm">
          <draw:text-box>
            <text:p text:style-name="P2"><text:span text:style-name="T12">2.3.2 Justification</text:span></text:p>
          </draw:text-box>
        </draw:frame>
        <draw:frame draw:style-name="gr49" draw:text-style-name="P12" draw:layer="layout" svg:width="19.268cm" svg:height="2.301cm" svg:x="1.905cm" svg:y="7.224cm">
          <draw:text-box>
            <text:p text:style-name="P11"><text:span text:style-name="T6">It allows developers to run JavaScript code outside of a web browser, making it possible to build scalable,</text:span></text:p>
            <text:p text:style-name="P11"><text:span text:style-name="T6"><text:s/></text:span><text:span text:style-name="T6">high-performance web applications.</text:span></text:p>
          </draw:text-box>
        </draw:frame>
        <draw:frame draw:style-name="gr50" draw:text-style-name="P18" draw:layer="layout" svg:width="6.094cm" svg:height="0.556cm" svg:x="2.004cm" svg:y="8.532cm">
          <draw:text-box>
            <text:p text:style-name="P2"><text:span text:style-name="T12">2.3.3 Software installation</text:span></text:p>
          </draw:text-box>
        </draw:frame>
        <draw:frame draw:style-name="gr51" draw:text-style-name="P8" draw:layer="layout" svg:width="11.606cm" svg:height="0.471cm" svg:x="2.681cm" svg:y="10.006cm">
          <draw:text-box>
            <text:p text:style-name="P11"><text:span text:style-name="T11">2. Download the version (20.9.0) for your operating system. <text:s/></text:span></text:p>
          </draw:text-box>
        </draw:frame>
        <draw:frame draw:style-name="gr52" draw:text-style-name="P18" draw:layer="layout" svg:width="6.636cm" svg:height="0.556cm" svg:x="1.905cm" svg:y="12.631cm">
          <draw:text-box>
            <text:p text:style-name="P2"><text:span text:style-name="T12">2.3.4 Software configuration</text:span></text:p>
          </draw:text-box>
        </draw:frame>
        <draw:frame draw:style-name="gr30" draw:text-style-name="P14" draw:layer="layout" svg:width="0.794cm" svg:height="0.632cm" svg:x="1.905cm" svg:y="17.065cm">
          <draw:text-box>
            <text:p text:style-name="P2"><text:span text:style-name="T7">2.4</text:span></text:p>
          </draw:text-box>
        </draw:frame>
        <draw:frame draw:style-name="gr53" draw:text-style-name="P10" draw:layer="layout" svg:width="1.361cm" svg:height="0.721cm" svg:x="3.157cm" svg:y="16.998cm">
          <draw:text-box>
            <text:p text:style-name="P11"><text:span text:style-name="T4">npm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4</text:span></text:p>
          </draw:text-box>
        </draw:frame>
        <draw:frame draw:style-name="gr54" draw:text-style-name="P8" draw:layer="layout" svg:width="8.511cm" svg:height="0.471cm" svg:x="2.54cm" svg:y="13.652cm">
          <draw:text-box>
            <text:p text:style-name="P11"><text:span text:style-name="T11">No additional configuration is needed for Node.js.</text:span></text:p>
          </draw:text-box>
        </draw:frame>
        <draw:frame draw:style-name="gr47" draw:text-style-name="P18" draw:layer="layout" svg:width="6.979cm" svg:height="0.556cm" svg:x="2.004cm" svg:y="4.859cm">
          <draw:text-box>
            <text:p text:style-name="P2"><text:span text:style-name="T12">2.3.1 Software characteristics</text:span></text:p>
          </draw:text-box>
        </draw:frame>
        <draw:frame draw:style-name="gr48" draw:text-style-name="P18" draw:layer="layout" svg:width="4.163cm" svg:height="0.556cm" svg:x="2.004cm" svg:y="6.697cm">
          <draw:text-box>
            <text:p text:style-name="P2"><text:span text:style-name="T12">2.3.2 Justification</text:span></text:p>
          </draw:text-box>
        </draw:frame>
        <draw:frame draw:style-name="gr50" draw:text-style-name="P18" draw:layer="layout" svg:width="6.094cm" svg:height="0.556cm" svg:x="2.004cm" svg:y="8.532cm">
          <draw:text-box>
            <text:p text:style-name="P2"><text:span text:style-name="T12">2.3.3 Software installation</text:span></text:p>
          </draw:text-box>
        </draw:frame>
        <draw:frame draw:style-name="gr55" draw:text-style-name="P8" draw:layer="layout" svg:width="14.624cm" svg:height="0.471cm" svg:x="2.54cm" svg:y="10.795cm">
          <draw:text-box>
            <text:p text:style-name="P11"><text:span text:style-name="T11">3. <text:s/>Run the installer and follow the on-screen instructions.. </text:span></text:p>
          </draw:text-box>
        </draw:frame>
        <draw:frame draw:style-name="gr52" draw:text-style-name="P18" draw:layer="layout" svg:width="6.636cm" svg:height="0.556cm" svg:x="1.905cm" svg:y="12.631cm">
          <draw:text-box>
            <text:p text:style-name="P2"><text:span text:style-name="T12">2.3.4 Software configuration</text:span></text:p>
          </draw:text-box>
        </draw:frame>
        <draw:frame draw:style-name="gr54" draw:text-style-name="P8" draw:layer="layout" svg:width="8.511cm" svg:height="0.471cm" svg:x="2.54cm" svg:y="13.652cm">
          <draw:text-box>
            <text:p text:style-name="P11"><text:span text:style-name="T11">No additional configuration is needed for Node.js.</text:span></text:p>
          </draw:text-box>
        </draw:frame>
        <draw:frame draw:style-name="gr47" draw:text-style-name="P18" draw:layer="layout" svg:width="6.979cm" svg:height="0.556cm" svg:x="1.998cm" svg:y="4.86cm">
          <draw:text-box>
            <text:p text:style-name="P2"><text:span text:style-name="T12">2.3.1 Software characteristics</text:span></text:p>
          </draw:text-box>
        </draw:frame>
        <draw:frame draw:style-name="gr48" draw:text-style-name="P18" draw:layer="layout" svg:width="4.163cm" svg:height="0.556cm" svg:x="1.998cm" svg:y="6.698cm">
          <draw:text-box>
            <text:p text:style-name="P2"><text:span text:style-name="T12">2.3.2 Justification</text:span></text:p>
          </draw:text-box>
        </draw:frame>
        <draw:frame draw:style-name="gr50" draw:text-style-name="P18" draw:layer="layout" svg:width="6.094cm" svg:height="0.556cm" svg:x="1.998cm" svg:y="8.533cm">
          <draw:text-box>
            <text:p text:style-name="P2"><text:span text:style-name="T12">2.3.3 Software installation</text:span></text:p>
          </draw:text-box>
        </draw:frame>
        <draw:frame draw:style-name="gr47" draw:text-style-name="P18" draw:layer="layout" svg:width="6.979cm" svg:height="0.556cm" svg:x="1.998cm" svg:y="4.86cm">
          <draw:text-box>
            <text:p text:style-name="P2"><text:span text:style-name="T12">2.3.1 Software characteristics</text:span></text:p>
          </draw:text-box>
        </draw:frame>
        <draw:frame draw:style-name="gr56" draw:text-style-name="P12" draw:layer="layout" svg:width="17.274cm" svg:height="1.831cm" svg:x="1.907cm" svg:y="4.519cm">
          <draw:text-box>
            <text:p text:style-name="P11"><text:span text:style-name="T6"/></text:p>
            <text:p text:style-name="P11"><text:span text:style-name="T6">Node.js is an open-source, server-side runtime environment built on Chrome's V8 JavaScript engine.. </text:span></text:p>
          </draw:text-box>
        </draw:frame>
        <draw:frame draw:style-name="gr48" draw:text-style-name="P18" draw:layer="layout" svg:width="4.163cm" svg:height="0.556cm" svg:x="1.998cm" svg:y="6.698cm">
          <draw:text-box>
            <text:p text:style-name="P2"><text:span text:style-name="T12">2.3.2 Justification</text:span></text:p>
          </draw:text-box>
        </draw:frame>
        <draw:frame draw:style-name="gr50" draw:text-style-name="P18" draw:layer="layout" svg:width="6.094cm" svg:height="0.556cm" svg:x="1.998cm" svg:y="8.533cm">
          <draw:text-box>
            <text:p text:style-name="P2"><text:span text:style-name="T12">2.3.3 Software installation</text:span></text:p>
          </draw:text-box>
        </draw:frame>
        <draw:frame draw:style-name="gr57" draw:text-style-name="P19" draw:layer="layout" svg:width="8.587cm" svg:height="1.411cm" svg:x="2.54cm" svg:y="9.207cm">
          <draw:text-box>
            <text:p text:style-name="P11"><text:span text:style-name="T11">1. <text:s/>Visit https://nodejs.org/en/blog/release/v20.9.0 </text:span></text:p>
          </draw:text-box>
        </draw:frame>
        <draw:frame draw:style-name="gr47" draw:text-style-name="P18" draw:layer="layout" svg:width="6.979cm" svg:height="0.556cm" svg:x="2.546cm" svg:y="18.176cm">
          <draw:text-box>
            <text:p text:style-name="P2"><text:span text:style-name="T12">2.4.1 Software characteristics</text:span></text:p>
          </draw:text-box>
        </draw:frame>
        <draw:frame draw:style-name="gr48" draw:text-style-name="P18" draw:layer="layout" svg:width="4.163cm" svg:height="0.556cm" svg:x="2.504cm" svg:y="20.955cm">
          <draw:text-box>
            <text:p text:style-name="P2"><text:span text:style-name="T12">2.4.2 Justification</text:span></text:p>
          </draw:text-box>
        </draw:frame>
        <draw:frame draw:style-name="gr58" draw:text-style-name="P12" draw:layer="layout" svg:width="18.349cm" svg:height="4.031cm" svg:x="2.54cm" svg:y="18.921cm">
          <draw:text-box>
            <text:p text:style-name="P11"><text:span text:style-name="T11">npm is a package manager for the JavaScript programming language maintained by npm, </text:span></text:p>
            <text:p text:style-name="P11"><text:span text:style-name="T11">Inc. npm is the default package manager for the JavaScript runtime environment Node.js</text:span></text:p>
            <text:p text:style-name="P11"><text:span text:style-name="T11"><text:s/></text:span><text:span text:style-name="T11">and is included as a recommended feature in the Node.js installer.</text:span></text:p>
            <text:p text:style-name="P11"><text:span text:style-name="T11"/></text:p>
            <text:p text:style-name="P11"><text:span text:style-name="T11"/></text:p>
          </draw:text-box>
        </draw:frame>
        <draw:frame draw:style-name="gr59" draw:text-style-name="P12" draw:layer="layout" svg:width="19.268cm" svg:height="1.27cm" svg:x="2.322cm" svg:y="21.907cm">
          <draw:text-box>
            <text:p text:style-name="P20"><text:span text:style-name="T5">The purpose of npm (Node Package Manager) is to manage dependencies and facilitate the installation and management </text:span></text:p>
            <text:p text:style-name="P20"><text:span text:style-name="T5">of Node.js packages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frame draw:style-name="gr60" draw:text-style-name="P8" draw:layer="layout" svg:width="10.556cm" svg:height="0.422cm" svg:x="2.228cm" svg:y="3.007cm">
          <draw:text-box>
            <text:p text:style-name="P11"><text:span text:style-name="T13">npm is included with Node.js, so there is no separate installation required. </text:span></text:p>
          </draw:text-box>
        </draw:frame>
        <draw:frame draw:style-name="gr50" draw:text-style-name="P18" draw:layer="layout" svg:width="6.094cm" svg:height="0.556cm" svg:x="1.27cm" svg:y="1.984cm">
          <draw:text-box>
            <text:p text:style-name="P2"><text:span text:style-name="T12">2.4.3 Software installation</text:span></text:p>
          </draw:text-box>
        </draw:frame>
        <draw:frame draw:style-name="gr52" draw:text-style-name="P18" draw:layer="layout" svg:width="6.636cm" svg:height="0.556cm" svg:x="1.27cm" svg:y="4.206cm">
          <draw:text-box>
            <text:p text:style-name="P2"><text:span text:style-name="T12">2.4.4 Software configuration</text:span></text:p>
          </draw:text-box>
        </draw:frame>
        <draw:frame draw:style-name="gr61" draw:text-style-name="P8" draw:layer="layout" svg:width="7.961cm" svg:height="0.471cm" svg:x="1.966cm" svg:y="5.244cm">
          <draw:text-box>
            <text:p text:style-name="P11"><text:span text:style-name="T11">No Extra <text:s/>instillation is needed for NPM</text:span></text:p>
          </draw:text-box>
        </draw:frame>
        <draw:frame draw:style-name="gr30" draw:text-style-name="P14" draw:layer="layout" svg:width="0.794cm" svg:height="0.632cm" svg:x="1.369cm" svg:y="7.374cm">
          <draw:text-box>
            <text:p text:style-name="P2"><text:span text:style-name="T7">2.5</text:span></text:p>
          </draw:text-box>
        </draw:frame>
        <draw:frame draw:style-name="gr62" draw:text-style-name="P10" draw:layer="layout" svg:width="3.046cm" svg:height="0.721cm" svg:x="2.54cm" svg:y="7.302cm">
          <draw:text-box>
            <text:p text:style-name="P11"><text:span text:style-name="T4">MongoDB</text:span></text:p>
          </draw:text-box>
        </draw:frame>
        <draw:frame draw:style-name="gr63" draw:text-style-name="P19" draw:layer="layout" svg:width="20.242cm" svg:height="0.941cm" svg:x="1.348cm" svg:y="9.854cm">
          <draw:text-box>
            <text:p text:style-name="P20"><text:span text:style-name="T5">MongoDB is a NoSQL database designed for high performance, scalability, and flexibility in handling unstructured data </text:span></text:p>
          </draw:text-box>
        </draw:frame>
        <draw:frame draw:style-name="gr48" draw:text-style-name="P18" draw:layer="layout" svg:width="4.163cm" svg:height="0.556cm" svg:x="1.369cm" svg:y="11.142cm">
          <draw:text-box>
            <text:p text:style-name="P2"><text:span text:style-name="T12">2.5.2 Justification</text:span></text:p>
          </draw:text-box>
        </draw:frame>
        <draw:frame draw:style-name="gr49" draw:text-style-name="P19" draw:layer="layout" svg:width="30.685cm" svg:height="3.141cm" svg:x="1.369cm" svg:y="10.795cm">
          <draw:text-box>
            <text:p text:style-name="P11"><text:span text:style-name="T6"/></text:p>
            <text:p text:style-name="P20"><text:span text:style-name="T6">MongoDB is used for its flexibility, scalability, and ability to handle unstructured data, making it suitable for a wide range of applications, including big data and real-time analytics.</text:span></text:p>
            <text:p text:style-name="P20"><text:span text:style-name="T6"/></text:p>
            <text:p text:style-name="P11"><text:span text:style-name="T6">.</text:span></text:p>
          </draw:text-box>
        </draw:frame>
        <draw:frame draw:style-name="gr50" draw:text-style-name="P18" draw:layer="layout" svg:width="6.094cm" svg:height="0.556cm" svg:x="1.369cm" svg:y="12.977cm">
          <draw:text-box>
            <text:p text:style-name="P2"><text:span text:style-name="T12">2.5.3 Software installation</text:span></text:p>
          </draw:text-box>
        </draw:frame>
        <draw:frame draw:style-name="gr64" draw:text-style-name="P8" draw:layer="layout" svg:width="5.184cm" svg:height="0.422cm" svg:x="2.004cm" svg:y="13.762cm">
          <draw:text-box>
            <text:p text:style-name="P11"><text:span text:style-name="T13">1. Visit </text:span><text:span text:style-name="T13"><text:a xlink:href="https://www.mongodb.com/" xlink:type="simple">https://www.mongodb.com/</text:a></text:span><text:span text:style-name="T13"><text:s/></text:span></text:p>
          </draw:text-box>
        </draw:frame>
        <draw:frame draw:style-name="gr52" draw:text-style-name="P18" draw:layer="layout" svg:width="6.636cm" svg:height="0.556cm" svg:x="1.27cm" svg:y="17.076cm">
          <draw:text-box>
            <text:p text:style-name="P2"><text:span text:style-name="T12">2.5.4 Software configuration</text:span></text:p>
          </draw:text-box>
        </draw:frame>
        <draw:frame draw:style-name="gr65" draw:text-style-name="P8" draw:layer="layout" svg:width="8.913cm" svg:height="0.471cm" svg:x="1.905cm" svg:y="18.097cm">
          <draw:text-box>
            <text:p text:style-name="P11"><text:span text:style-name="T11">No additional configuration is needed for MongoDB</text:span></text:p>
          </draw:text-box>
        </draw:frame>
        <draw:frame draw:style-name="gr47" draw:text-style-name="P18" draw:layer="layout" svg:width="6.979cm" svg:height="0.556cm" svg:x="1.276cm" svg:y="8.969cm">
          <draw:text-box>
            <text:p text:style-name="P2"><text:span text:style-name="T12">2.5.1 Software characteristics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66" draw:text-style-name="P10" draw:layer="layout" svg:width="0.641cm" svg:height="0.713cm" svg:x="2.004cm" svg:y="3.259cm">
          <draw:text-box>
            <text:p text:style-name="P2"><text:span text:style-name="T14">3</text:span></text:p>
          </draw:text-box>
        </draw:frame>
        <draw:frame draw:style-name="gr67" draw:text-style-name="P10" draw:layer="layout" svg:width="11.665cm" svg:height="0.713cm" svg:x="3.256cm" svg:y="3.259cm">
          <draw:text-box>
            <text:p text:style-name="P2"><text:span text:style-name="T14">Application – running on a local computer</text:span></text:p>
          </draw:text-box>
        </draw:frame>
        <draw:frame draw:style-name="gr30" draw:text-style-name="P14" draw:layer="layout" svg:width="0.794cm" svg:height="0.632cm" svg:x="2.004cm" svg:y="4.555cm">
          <draw:text-box>
            <text:p text:style-name="P2"><text:span text:style-name="T7">3.1</text:span></text:p>
          </draw:text-box>
        </draw:frame>
        <draw:frame draw:style-name="gr68" draw:text-style-name="P14" draw:layer="layout" svg:width="2.538cm" svg:height="0.632cm" svg:x="3.256cm" svg:y="4.555cm">
          <draw:text-box>
            <text:p text:style-name="P2"><text:span text:style-name="T7">Database</text:span></text:p>
          </draw:text-box>
        </draw:frame>
        <draw:frame draw:style-name="gr69" draw:text-style-name="P8" draw:layer="layout" svg:width="13.341cm" svg:height="0.471cm" svg:x="3.274cm" svg:y="5.419cm">
          <draw:text-box>
            <text:p text:style-name="P2"><text:span text:style-name="T6">I created database online on mongoDB Atlas </text:span></text:p>
          </draw:text-box>
        </draw:frame>
        <draw:frame draw:style-name="gr70" draw:text-style-name="P10" draw:layer="layout" svg:width="0.806cm" svg:height="0.713cm" svg:x="2.073cm" svg:y="7.224cm">
          <draw:text-box>
            <text:p text:style-name="P2"><text:span text:style-name="T14">3.2</text:span></text:p>
          </draw:text-box>
        </draw:frame>
        <draw:frame draw:style-name="gr71" draw:text-style-name="P10" draw:layer="layout" svg:width="10.014cm" svg:height="0.713cm" svg:x="3.325cm" svg:y="7.224cm">
          <draw:text-box>
            <text:p text:style-name="P2"><text:span text:style-name="T14">Connection with the database server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5</text:span></text:p>
          </draw:text-box>
        </draw:frame>
        <draw:line draw:style-name="gr34" draw:text-style-name="P16" draw:layer="layout" svg:x1="2.395cm" svg:y1="8.648cm" svg:x2="20.002cm" svg:y2="8.648cm">
          <text:p/>
        </draw:line>
        <draw:line draw:style-name="gr34" draw:text-style-name="P16" draw:layer="layout" svg:x1="2.395cm" svg:y1="9.833cm" svg:x2="20.002cm" svg:y2="9.833cm">
          <text:p/>
        </draw:line>
        <draw:line draw:style-name="gr34" draw:text-style-name="P16" draw:layer="layout" svg:x1="2.404cm" svg:y1="8.639cm" svg:x2="2.404cm" svg:y2="9.842cm">
          <text:p/>
        </draw:line>
        <draw:line draw:style-name="gr34" draw:text-style-name="P16" draw:layer="layout" svg:x1="10.496cm" svg:y1="8.639cm" svg:x2="10.496cm" svg:y2="9.842cm">
          <text:p/>
        </draw:line>
        <draw:line draw:style-name="gr34" draw:text-style-name="P16" draw:layer="layout" svg:x1="19.993cm" svg:y1="8.639cm" svg:x2="19.993cm" svg:y2="9.842cm">
          <text:p/>
        </draw:line>
        <draw:frame draw:style-name="gr72" draw:text-style-name="P8" draw:layer="layout" svg:width="7.868cm" svg:height="0.471cm" svg:x="2.507cm" svg:y="9.017cm">
          <draw:text-box>
            <text:p text:style-name="P2"><text:span text:style-name="T2">The path to the file "database_connection.txt":</text:span></text:p>
          </draw:text-box>
        </draw:frame>
        <draw:frame draw:style-name="gr73" draw:text-style-name="P8" draw:layer="layout" svg:width="9.006cm" svg:height="0.941cm" svg:x="10.477cm" svg:y="8.736cm">
          <draw:text-box>
            <text:p text:style-name="P2"><text:span text:style-name="T11">Project\Application\BookTutor_Backend\Backend</text:span></text:p>
            <text:p text:style-name="P2"><text:span text:style-name="T11">\index.js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frame draw:style-name="gr70" draw:text-style-name="P10" draw:layer="layout" svg:width="0.806cm" svg:height="0.713cm" svg:x="1.654cm" svg:y="1.32cm">
          <draw:text-box>
            <text:p text:style-name="P2"><text:span text:style-name="T14">3.3</text:span></text:p>
          </draw:text-box>
        </draw:frame>
        <draw:frame draw:style-name="gr74" draw:text-style-name="P10" draw:layer="layout" svg:width="11.072cm" svg:height="0.713cm" svg:x="2.906cm" svg:y="1.32cm">
          <draw:text-box>
            <text:p text:style-name="P2"><text:span text:style-name="T14">Starting application on a local computer</text:span></text:p>
          </draw:text-box>
        </draw:frame>
        <draw:frame draw:style-name="gr75" draw:text-style-name="P21" draw:layer="layout" svg:width="7.889cm" svg:height="6.581cm" svg:x="2.924cm" svg:y="2.259cm">
          <draw:text-box>
            <text:p text:style-name="P2"><text:span text:style-name="T9"/></text:p>
            <text:p text:style-name="P2"><text:span text:style-name="T9">1- cd Booktutor_backend</text:span></text:p>
            <text:p text:style-name="P2"><text:span text:style-name="T9"/></text:p>
            <text:p text:style-name="P2"><text:span text:style-name="T9">2- npm install</text:span></text:p>
            <text:p text:style-name="P2"><text:span text:style-name="T9"/></text:p>
            <text:p text:style-name="P2"><text:span text:style-name="T9">3-npm Start</text:span></text:p>
            <text:p text:style-name="P2"><text:span text:style-name="T9"/></text:p>
            <text:p text:style-name="P2"><text:span text:style-name="T9">4- new terminal window</text:span></text:p>
            <text:p text:style-name="P2"><text:span text:style-name="T9"/></text:p>
            <text:p text:style-name="P2"><text:span text:style-name="T9">5-cd BookTutor_frontend</text:span></text:p>
            <text:p text:style-name="P2"><text:span text:style-name="T9"/></text:p>
            <text:p text:style-name="P2"><text:span text:style-name="T9">6-npm install</text:span></text:p>
            <text:p text:style-name="P2"><text:span text:style-name="T9"/></text:p>
            <text:p text:style-name="P2"><text:span text:style-name="T9">7-npm start 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6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frame draw:style-name="gr25" draw:text-style-name="P10" draw:layer="layout" svg:width="0.641cm" svg:height="0.721cm" svg:x="2.004cm" svg:y="3.254cm">
          <draw:text-box>
            <text:p text:style-name="P2"><text:span text:style-name="T4">4</text:span></text:p>
          </draw:text-box>
        </draw:frame>
        <draw:frame draw:style-name="gr76" draw:text-style-name="P10" draw:layer="layout" svg:width="9.345cm" svg:height="0.713cm" svg:x="3.256cm" svg:y="3.263cm">
          <draw:text-box>
            <text:p text:style-name="P2"><text:span text:style-name="T14">Application – running on Internet</text:span></text:p>
          </draw:text-box>
        </draw:frame>
        <draw:frame draw:style-name="gr30" draw:text-style-name="P14" draw:layer="layout" svg:width="0.794cm" svg:height="0.632cm" svg:x="2.673cm" svg:y="4.445cm">
          <draw:text-box>
            <text:p text:style-name="P2"><text:span text:style-name="T7">4.1</text:span></text:p>
          </draw:text-box>
        </draw:frame>
        <draw:frame draw:style-name="gr77" draw:text-style-name="P14" draw:layer="layout" svg:width="5.59cm" svg:height="0.632cm" svg:x="3.925cm" svg:y="4.445cm">
          <draw:text-box>
            <text:p text:style-name="P2"><text:span text:style-name="T7">Installing on Internet</text:span></text:p>
          </draw:text-box>
        </draw:frame>
        <draw:frame draw:style-name="gr78" draw:text-style-name="P18" draw:layer="layout" svg:width="6.86cm" svg:height="0.556cm" svg:x="2.673cm" svg:y="5.554cm">
          <draw:text-box>
            <text:p text:style-name="P2"><text:span text:style-name="T12">4.1.1 Application installation:</text:span></text:p>
          </draw:text-box>
        </draw:frame>
        <draw:line draw:style-name="gr34" draw:text-style-name="P16" draw:layer="layout" svg:x1="2.54cm" svg:y1="19.996cm" svg:x2="20.147cm" svg:y2="19.996cm">
          <text:p/>
        </draw:line>
        <draw:line draw:style-name="gr34" draw:text-style-name="P16" draw:layer="layout" svg:x1="2.54cm" svg:y1="21.181cm" svg:x2="20.147cm" svg:y2="21.181cm">
          <text:p/>
        </draw:line>
        <draw:line draw:style-name="gr34" draw:text-style-name="P16" draw:layer="layout" svg:x1="2.549cm" svg:y1="19.987cm" svg:x2="2.549cm" svg:y2="21.19cm">
          <text:p/>
        </draw:line>
        <draw:line draw:style-name="gr34" draw:text-style-name="P16" draw:layer="layout" svg:x1="6.673cm" svg:y1="19.987cm" svg:x2="6.673cm" svg:y2="21.19cm">
          <text:p/>
        </draw:line>
        <draw:line draw:style-name="gr34" draw:text-style-name="P16" draw:layer="layout" svg:x1="20.138cm" svg:y1="19.987cm" svg:x2="20.138cm" svg:y2="21.19cm">
          <text:p/>
        </draw:line>
        <draw:frame draw:style-name="gr79" draw:text-style-name="P18" draw:layer="layout" svg:width="9.578cm" svg:height="0.556cm" svg:x="2.553cm" svg:y="18.415cm">
          <draw:text-box>
            <text:p text:style-name="P2"><text:span text:style-name="T12">4.1.2 Running the application on Internet</text:span></text:p>
          </draw:text-box>
        </draw:frame>
        <draw:frame draw:style-name="gr80" draw:text-style-name="P8" draw:layer="layout" svg:width="3.88cm" svg:height="0.471cm" svg:x="2.652cm" svg:y="20.122cm">
          <draw:text-box>
            <text:p text:style-name="P2"><text:span text:style-name="T2">Internet address of the </text:span></text:p>
          </draw:text-box>
        </draw:frame>
        <draw:frame draw:style-name="gr81" draw:text-style-name="P8" draw:layer="layout" svg:width="2cm" svg:height="0.471cm" svg:x="2.652cm" svg:y="20.608cm">
          <draw:text-box>
            <text:p text:style-name="P2"><text:span text:style-name="T2">application:</text:span></text:p>
          </draw:text-box>
        </draw:frame>
        <draw:frame draw:style-name="gr82" draw:text-style-name="P8" draw:layer="layout" svg:width="6.043cm" svg:height="0.471cm" svg:x="6.776cm" svg:y="20.365cm">
          <draw:text-box>
            <text:p text:style-name="P2"><text:span text:style-name="T15">https://tutorfinder-mkyz.vercel.app/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7</text:span></text:p>
          </draw:text-box>
        </draw:frame>
        <draw:frame draw:style-name="gr83" draw:text-style-name="P23" draw:layer="layout" svg:width="8.255cm" svg:height="0.556cm" svg:x="3.492cm" svg:y="6.428cm">
          <draw:text-box>
            <text:p text:style-name="P22"><text:span text:style-name="T12">4.1.1.1 Server Side (Cloud):</text:span></text:p>
          </draw:text-box>
        </draw:frame>
        <draw:frame draw:style-name="gr84" draw:text-style-name="P12" draw:layer="layout" svg:width="15.627cm" svg:height="4.921cm" svg:x="4.752cm" svg:y="7.302cm">
          <draw:text-box>
            <text:p text:style-name="P20"><text:span text:style-name="T15">Configure your Node.js backend project to expose an HTTP server (e.g., Express).</text:span></text:p>
            <text:p text:style-name="P20"><text:span text:style-name="T15">Set up a Vercel account and install the Vercel CLI.</text:span></text:p>
            <text:p text:style-name="P20"><text:span text:style-name="T15">Navigate to your project directory in the terminal.</text:span></text:p>
            <text:p text:style-name="P20"><text:span text:style-name="T15">Run vercel command and follow the prompts to deploy your app.</text:span></text:p>
            <text:p text:style-name="P20"><text:span text:style-name="T15"/></text:p>
            <text:p text:style-name="P11"><text:span text:style-name="T15"/></text:p>
          </draw:text-box>
        </draw:frame>
        <draw:frame draw:style-name="gr83" draw:text-style-name="P23" draw:layer="layout" svg:width="8.255cm" svg:height="0.556cm" svg:x="3.476cm" svg:y="10.477cm">
          <draw:text-box>
            <text:p text:style-name="P22"><text:span text:style-name="T12">4.1.1.2 Client Side (Cloud):</text:span></text:p>
          </draw:text-box>
        </draw:frame>
        <draw:frame draw:style-name="gr85" draw:text-style-name="P12" draw:layer="layout" svg:width="12.77cm" svg:height="19.23cm" svg:x="4.445cm" svg:y="11.502cm">
          <draw:text-box>
            <text:p text:style-name="P20"><text:span text:style-name="T15"><text:s text:c="2"/></text:span><text:span text:style-name="T15">Configure your React.js project for production build using npm run build.</text:span></text:p>
            <text:p text:style-name="P20"><text:span text:style-name="T15">Set up a Vercel account and install the Vercel CLI.</text:span></text:p>
            <text:p text:style-name="P20"><text:span text:style-name="T15">Navigate to your project directory in the terminal.</text:span></text:p>
            <text:p text:style-name="P20"><text:span text:style-name="T15">Run vercel command and follow the prompts to deploy your app.</text:span></text:p>
            <text:p text:style-name="P20"><text:span text:style-name="T15"><text:s text:c="2"/></text:span><text:span text:style-name="T15">"</text:span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/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6"/></text:p>
            <text:p text:style-name="P11"><text:span text:style-name="T15"/></text:p>
          </draw:text-box>
        </draw:frame>
      </draw:page>
      <draw:page draw:name="page9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25" draw:text-style-name="P10" draw:layer="layout" svg:width="0.641cm" svg:height="0.721cm" svg:x="2.004cm" svg:y="2.446cm">
          <draw:text-box>
            <text:p text:style-name="P2"><text:span text:style-name="T4">5</text:span></text:p>
          </draw:text-box>
        </draw:frame>
        <draw:frame draw:style-name="gr86" draw:text-style-name="P10" draw:layer="layout" svg:width="5.946cm" svg:height="0.721cm" svg:x="3.256cm" svg:y="2.446cm">
          <draw:text-box>
            <text:p text:style-name="P2"><text:span text:style-name="T4">Application manual</text:span></text:p>
          </draw:text-box>
        </draw:frame>
        <draw:frame draw:style-name="gr30" draw:text-style-name="P14" draw:layer="layout" svg:width="0.794cm" svg:height="0.632cm" svg:x="2.004cm" svg:y="3.748cm">
          <draw:text-box>
            <text:p text:style-name="P2"><text:span text:style-name="T7">5.1</text:span></text:p>
          </draw:text-box>
        </draw:frame>
        <draw:frame draw:style-name="gr87" draw:text-style-name="P14" draw:layer="layout" svg:width="3.38cm" svg:height="0.632cm" svg:x="3.256cm" svg:y="3.748cm">
          <draw:text-box>
            <text:p text:style-name="P2"><text:span text:style-name="T7">Permissions</text:span></text:p>
          </draw:text-box>
        </draw:frame>
        <draw:frame draw:style-name="gr30" draw:text-style-name="P14" draw:layer="layout" svg:width="0.794cm" svg:height="0.632cm" svg:x="2.222cm" svg:y="10.163cm">
          <draw:text-box>
            <text:p text:style-name="P2"><text:span text:style-name="T7">5.2</text:span></text:p>
          </draw:text-box>
        </draw:frame>
        <draw:frame draw:style-name="gr88" draw:text-style-name="P14" draw:layer="layout" svg:width="3.414cm" svg:height="0.632cm" svg:x="3.261cm" svg:y="10.163cm">
          <draw:text-box>
            <text:p text:style-name="P2"><text:span text:style-name="T7">User manual</text:span></text:p>
          </draw:text-box>
        </draw:frame>
        <draw:frame draw:style-name="gr89" draw:text-style-name="P12" draw:layer="layout" svg:width="21.173cm" svg:height="16.491cm" svg:x="3.274cm" svg:y="11.112cm">
          <draw:text-box>
            <text:p text:style-name="P11"><text:span text:style-name="T17">5.2.1. Not Logged In:</text:span></text:p>
            <text:p text:style-name="P11"><text:span text:style-name="T17">5.2.2. Logged In:</text:span></text:p>
            <text:p text:style-name="P11"><text:span text:style-name="T17">5.2.3. New User Registration:</text:span></text:p>
            <text:p text:style-name="P11"><text:span text:style-name="T6">Sign up by providing profile information.</text:span></text:p>
            <text:p text:style-name="P11"><text:span text:style-name="T6"/></text:p>
            <text:p text:style-name="P11"><text:span text:style-name="T17">5.2.4.</text:span></text:p>
            <text:p text:style-name="P11"><text:span text:style-name="T6"/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8</text:span></text:p>
          </draw:text-box>
        </draw:frame>
        <draw:frame draw:style-name="gr90" draw:text-style-name="P8" draw:layer="layout" svg:width="7.537cm" svg:height="4.915cm" svg:x="3.088cm" svg:y="4.762cm">
          <draw:text-box>
            <text:p><text:span text:style-name="T18">5.1.1 Administrator:</text:span><text:span text:style-name="T19"><text:line-break/></text:span><text:span text:style-name="T19">Email: admin@tutor.com</text:span></text:p>
            <text:p><text:span text:style-name="T19">password: admin</text:span></text:p>
            <text:p><text:span text:style-name="T19"/></text:p>
            <text:p><text:span text:style-name="T18">5.1.2. user:</text:span></text:p>
            <text:p><text:span text:style-name="T19">Email: <text:s text:c="2"/>irfangulzar222@gmail.com <text:s text:c="2"/></text:span><text:span text:style-name="T19"><text:line-break/></text:span><text:span text:style-name="T19">password: 12345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16T20:08:15.967000000</dc:date>
    <meta:editing-duration>PT2H32M19S</meta:editing-duration>
    <meta:editing-cycles>12</meta:editing-cycles>
    <meta:generator>LibreOffice/24.2.1.2$Windows_X86_64 LibreOffice_project/db4def46b0453cc22e2d0305797cf981b68ef5ac</meta:generator>
    <meta:document-statistic meta:object-count="167"/>
  </office:meta>
</office:document-meta>
</file>